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1pt solid #000000"/>
    </style:style>
    <style:style style:name="Table1.A2" style:family="table-cell">
      <style:table-cell-properties fo:padding="0.0382in" fo:border-left="1pt solid #000000" fo:border-right="1pt solid #000000" fo:border-top="none" fo:border-bottom="1pt solid #000000"/>
    </style:style>
    <style:style style:name="Table1.A5" style:family="table-cell">
      <style:table-cell-properties fo:padding="0.0382in" fo:border-left="1pt solid #000000" fo:border-right="1pt solid #000000" fo:border-top="1pt solid #000000" fo:border-bottom="none"/>
    </style:style>
    <style:style style:name="Table1.A6" style:family="table-cell">
      <style:table-cell-properties fo:padding="0.0382in" fo:border-left="1pt solid #000000" fo:border-right="none" fo:border-top="none" fo:border-bottom="1pt solid #000000"/>
    </style:style>
    <style:style style:name="Table1.B6" style:family="table-cell">
      <style:table-cell-properties fo:padding="0.0382in" fo:border-left="none" fo:border-right="1pt solid #000000" fo:border-top="none" fo:border-bottom="1pt solid #000000"/>
    </style:style>
    <style:style style:name="Table1.A9"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63faa" officeooo:paragraph-rsid="00163faa"/>
    </style:style>
    <style:style style:name="P2" style:family="paragraph" style:parent-style-name="Text_20_body">
      <style:text-properties officeooo:rsid="00163faa" officeooo:paragraph-rsid="00163faa"/>
    </style:style>
    <style:style style:name="P3" style:family="paragraph" style:parent-style-name="Table_20_Contents">
      <style:paragraph-properties fo:text-align="center" style:justify-single-word="false"/>
      <style:text-properties officeooo:rsid="00163faa" officeooo:paragraph-rsid="00163faa"/>
    </style:style>
    <style:style style:name="P4" style:family="paragraph" style:parent-style-name="Table_20_Contents">
      <style:text-properties officeooo:rsid="0017c46c" officeooo:paragraph-rsid="0017c46c"/>
    </style:style>
    <style:style style:name="P5" style:family="paragraph" style:parent-style-name="Table_20_Contents">
      <style:text-properties officeooo:rsid="0017c4c2" officeooo:paragraph-rsid="0017c4c2"/>
    </style:style>
    <style:style style:name="P6" style:family="paragraph" style:parent-style-name="Text_20_body">
      <style:text-properties officeooo:paragraph-rsid="001bde19"/>
    </style:style>
    <style:style style:name="P7" style:family="paragraph" style:parent-style-name="Table_20_Contents">
      <style:text-properties officeooo:rsid="00205e12" officeooo:paragraph-rsid="00205e12"/>
    </style:style>
    <style:style style:name="P8" style:family="paragraph" style:parent-style-name="Table_20_Contents">
      <style:text-properties officeooo:rsid="00213749" officeooo:paragraph-rsid="00213749"/>
    </style:style>
    <style:style style:name="P9" style:family="paragraph" style:parent-style-name="Table_20_Contents">
      <style:text-properties officeooo:rsid="00205e12" officeooo:paragraph-rsid="00205e12"/>
    </style:style>
    <style:style style:name="P10" style:family="paragraph" style:parent-style-name="Table_20_Contents">
      <style:text-properties officeooo:rsid="0017c46c" officeooo:paragraph-rsid="0017c46c"/>
    </style:style>
    <style:style style:name="P11" style:family="paragraph" style:parent-style-name="Table_20_Contents">
      <style:text-properties officeooo:rsid="0024db01" officeooo:paragraph-rsid="0024db01"/>
    </style:style>
    <style:style style:name="T1" style:family="text">
      <style:text-properties officeooo:rsid="00163faa"/>
    </style:style>
    <style:style style:name="T2" style:family="text">
      <style:text-properties officeooo:rsid="001cbd5c"/>
    </style:style>
    <style:style style:name="T3" style:family="text">
      <style:text-properties officeooo:rsid="00205e12"/>
    </style:style>
    <style:style style:name="T4" style:family="text">
      <style:text-properties officeooo:rsid="002386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énom/Nom des étudiants :</text:p>
      <text:p text:style-name="P7">Warrick BONGA</text:p>
      <text:p text:style-name="P7">Cyriaque BARRAULT</text:p>
      <text:p text:style-name="P7">Pierig MALNOË</text:p>
      <text:p text:style-name="P6"/>
      <text:p text:style-name="Text_20_body">G<text:span text:style-name="T1">roupe de TP : </text:span><text:span text:style-name="T3">TP 1</text:span></text:p>
      <table:table table:name="Table1" table:style-name="Table1">
        <table:table-column table:style-name="Table1.A"/>
        <table:table-column table:style-name="Table1.B"/>
        <table:table-row>
          <table:table-cell table:style-name="Table1.A1" table:number-columns-spanned="2" office:value-type="string">
            <text:p text:style-name="P3">Fiche d’identité de l’application</text:p>
          </table:table-cell>
          <table:covered-table-cell/>
        </table:table-row>
        <table:table-row>
          <table:table-cell table:style-name="Table1.A2" table:number-columns-spanned="2" office:value-type="string">
            <text:p text:style-name="P1">Nom : <text:span text:style-name="T3">Poké</text:span><text:span text:style-name="T4">Synergy</text:span><text:span text:style-name="T3"> (CPT)</text:span></text:p>
          </table:table-cell>
          <table:covered-table-cell/>
        </table:table-row>
        <table:table-row>
          <table:table-cell table:style-name="Table1.A2" table:number-columns-spanned="2" office:value-type="string">
            <text:p text:style-name="P1">Description : <text:span text:style-name="T4">L’outil (Ou application web) PokéSynergy est une application permettant de créer et partager des teams pokémons et d’avoir un retour (feedback) sur la composition de l’équipe afin de savoir si elle est viable.</text:span></text:p>
            <text:p text:style-name="P1"/>
            <text:p text:style-name="P1"/>
          </table:table-cell>
          <table:covered-table-cell/>
        </table:table-row>
        <table:table-row>
          <table:table-cell table:style-name="Table1.A2" table:number-columns-spanned="2" office:value-type="string">
            <text:p text:style-name="P1">Public cible précis : <text:span text:style-name="T3">Les gens qui </text:span><text:span text:style-name="T4">n’</text:span><text:span text:style-name="T3">ont pas envie de </text:span><text:span text:style-name="T4">apprendre</text:span><text:span text:style-name="T3"> l</text:span><text:span text:style-name="T4">es stratégies</text:span><text:span text:style-name="T3"> </text:span><text:span text:style-name="T4">de Pokémon</text:span></text:p>
            <text:p text:style-name="P1"/>
            <text:p text:style-name="P1"/>
          </table:table-cell>
          <table:covered-table-cell/>
        </table:table-row>
        <table:table-row>
          <table:table-cell table:style-name="Table1.A5" table:number-columns-spanned="2" office:value-type="string">
            <text:p text:style-name="Table_20_Contents">F<text:span text:style-name="T1">onctionnalités de l’application : </text:span></text:p>
            <text:p text:style-name="Table_20_Contents"/>
            <text:p text:style-name="Table_20_Contents"/>
          </table:table-cell>
          <table:covered-table-cell/>
        </table:table-row>
        <table:table-row>
          <table:table-cell table:style-name="Table1.A6" office:value-type="string">
            <text:p text:style-name="P1">Côté utilisateur final</text:p>
            <text:p text:style-name="P1"/>
            <text:p text:style-name="P7">Construire une équipe, </text:p>
            <text:p text:style-name="P7">Rechercher des pokémon, </text:p>
            <text:p text:style-name="P7">Afficher un pokémon,</text:p>
            <text:p text:style-name="P7">(Secondaire) idem avec Objet,</text:p>
            <text:p text:style-name="P7">Créer un Compte,</text:p>
            <text:p text:style-name="P7">S’identifier,</text:p>
            <text:p text:style-name="P7">Partager son équipe,</text:p>
            <text:p text:style-name="P7">Voir les équipes des autres</text:p>
            <text:p text:style-name="P1"/>
            <text:p text:style-name="P1"/>
            <text:p text:style-name="P1"/>
            <text:p text:style-name="P1"/>
            <text:p text:style-name="P1"/>
            <text:p text:style-name="P1"/>
          </table:table-cell>
          <table:table-cell table:style-name="Table1.B6" office:value-type="string">
            <text:p text:style-name="P1">Côté administrateur (si il y a )</text:p>
            <text:p text:style-name="P1"/>
            <text:p text:style-name="P7">Dashboard (d3.js),</text:p>
            <text:p text:style-name="P8">S’identifier,</text:p>
            <text:p text:style-name="P8"/>
          </table:table-cell>
        </table:table-row>
        <table:table-row>
          <table:table-cell table:style-name="Table1.A2" table:number-columns-spanned="2" office:value-type="string">
            <text:p text:style-name="P4">Techniques de recueil des données <text:span text:style-name="T2">pour la définition des besoins utilisateurs </text:span>:</text:p>
            <text:p text:style-name="P11">Shadowing, pour comprendre comment les gens choisissent leurs équipes, Focus Group avec 5 personnes sur un Discord. Et un questionnaire, diffusé sur Discord</text:p>
            <text:p text:style-name="P4"/>
            <text:p text:style-name="P4"/>
            <text:p text:style-name="P4"/>
            <text:p text:style-name="P4"/>
            <text:p text:style-name="P4"/>
            <text:p text:style-name="P4"/>
            <text:p text:style-name="P4"/>
            <text:p text:style-name="P4"/>
          </table:table-cell>
          <table:covered-table-cell/>
        </table:table-row>
        <table:table-row>
          <table:table-cell table:style-name="Table1.A6" office:value-type="string">
            <text:p text:style-name="P5">Scénarios avec persona <text:span text:style-name="T2">1</text:span> :</text:p>
            <text:p text:style-name="P5"><text:soft-page-break/></text:p>
            <text:p text:style-name="P5"/>
            <text:p text:style-name="P5"/>
            <text:p text:style-name="P5"/>
            <text:p text:style-name="P5"/>
            <text:p text:style-name="P5"/>
            <text:p text:style-name="P5"/>
            <text:p text:style-name="P5"/>
            <text:p text:style-name="P5"/>
            <text:p text:style-name="P5"/>
          </table:table-cell>
          <table:table-cell table:style-name="Table1.A2" office:value-type="string">
            <text:p text:style-name="P5">Scénarios avec persona <text:span text:style-name="T2">2</text:span> :</text:p>
          </table:table-cell>
        </table:table-row>
        <table:table-row>
          <table:table-cell table:style-name="Table1.A9" table:number-columns-spanned="2" office:value-type="string">
            <text:p text:style-name="P5">Enchaînement des écrans de l’application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cell>
          <table:covered-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7:31:23.799487787</meta:creation-date>
    <dc:date>2026-01-16T13:07:23.813988519</dc:date>
    <meta:editing-duration>PT5H4M3S</meta:editing-duration>
    <meta:editing-cycles>9</meta:editing-cycles>
    <meta:generator>LibreOffice/24.2.7.2$Linux_X86_64 LibreOffice_project/420$Build-2</meta:generator>
    <meta:document-statistic meta:table-count="1" meta:image-count="0" meta:object-count="0" meta:page-count="2" meta:paragraph-count="27" meta:word-count="168" meta:character-count="1077" meta:non-whitespace-character-count="933"/>
  </office:meta>
</office:document-meta>
</file>